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28cm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3.015cm" svg:y1="7.004cm" svg:x2="13.015cm" svg:y2="9.006cm" draw:start-shape="id1" draw:start-glue-point="2" svg:d="M13015 7004v2002" svg:viewBox="0 0 1 2003">
          <text:p/>
        </draw:connector>
        <draw:connector draw:style-name="gr1" draw:text-style-name="P1" draw:layer="layout" draw:type="line" svg:x1="13.015cm" svg:y1="9.006cm" svg:x2="17.517cm" svg:y2="9.008cm" draw:start-shape="id2" draw:start-glue-point="3" svg:d="M13015 9006l4502 2" svg:viewBox="0 0 4503 3">
          <text:p/>
        </draw:connector>
        <draw:connector draw:style-name="gr1" draw:text-style-name="P1" draw:layer="layout" draw:type="line" svg:x1="16.022cm" svg:y1="4cm" svg:x2="17.518cm" svg:y2="4.003cm" draw:start-shape="id3" draw:start-glue-point="0" svg:d="M16022 4000l1496 3" svg:viewBox="0 0 1497 4">
          <text:p/>
        </draw:connector>
        <draw:connector draw:style-name="gr1" draw:text-style-name="P1" xml:id="id12" draw:id="id12" draw:layer="layout" draw:type="line" svg:x1="5.255cm" svg:y1="5.241cm" svg:x2="6.017cm" svg:y2="6.002cm" draw:start-shape="id4" draw:start-glue-point="0" svg:d="M5255 5241l762 761" svg:viewBox="0 0 763 762">
          <text:p/>
        </draw:connector>
        <draw:connector draw:style-name="gr1" draw:text-style-name="P1" draw:layer="layout" draw:type="line" svg:x1="8.017cm" svg:y1="3.999cm" svg:x2="9.173cm" svg:y2="3.999cm" draw:start-shape="id5" draw:start-glue-point="3" draw:end-shape="id6" draw:end-glue-point="3" svg:d="M8017 3999h1156" svg:viewBox="0 0 1157 1">
          <text:p/>
        </draw:connector>
        <draw:connector draw:style-name="gr1" draw:text-style-name="P1" draw:layer="layout" draw:type="line" svg:x1="8.017cm" svg:y1="3.999cm" svg:x2="7.253cm" svg:y2="3.241cm" draw:start-shape="id5" draw:start-glue-point="3" draw:end-shape="id7" draw:end-glue-point="0" svg:d="M8017 3999l-764-758" svg:viewBox="0 0 765 759">
          <text:p/>
        </draw:connector>
        <draw:connector draw:style-name="gr1" draw:text-style-name="P1" draw:layer="layout" draw:type="line" svg:x1="9.853cm" svg:y1="3.999cm" svg:x2="13.893cm" svg:y2="4cm" draw:start-shape="id6" draw:start-glue-point="1" draw:end-shape="id8" draw:end-glue-point="3" svg:d="M9853 3999l4040 1" svg:viewBox="0 0 4041 2">
          <text:p/>
        </draw:connector>
        <draw:connector draw:style-name="gr1" draw:text-style-name="P1" xml:id="id5" draw:id="id5" draw:layer="layout" draw:type="line" svg:x1="7.255cm" svg:y1="4.762cm" svg:x2="8.017cm" svg:y2="3.999cm" draw:start-shape="id9" draw:start-glue-point="0" svg:d="M7255 4762l762-763" svg:viewBox="0 0 763 764">
          <text:p/>
        </draw:connector>
        <draw:custom-shape draw:style-name="gr2" draw:text-style-name="P2" xml:id="id22" draw:id="id22" draw:layer="layout" svg:width="0.9cm" svg:height="0.9cm" svg:x="1.55cm" svg:y="3.0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3" draw:text-style-name="P1" draw:layer="layout" svg:x1="13.893cm" svg:y1="3.982cm" svg:x2="13.994cm" svg:y2="3.75cm">
            <text:p/>
          </draw:line>
          <draw:line draw:style-name="gr3" draw:text-style-name="P1" draw:layer="layout" svg:x1="14.204cm" svg:y1="4.223cm" svg:x2="13.992cm" svg:y2="3.75cm">
            <text:p/>
          </draw:line>
          <draw:line draw:style-name="gr3" draw:text-style-name="P1" draw:layer="layout" svg:x1="14.618cm" svg:y1="4.25cm" svg:x2="14.83cm" svg:y2="3.777cm">
            <text:p/>
          </draw:line>
          <draw:line draw:style-name="gr3" draw:text-style-name="P1" draw:layer="layout" svg:x1="14.193cm" svg:y1="4.235cm" svg:x2="14.405cm" svg:y2="3.762cm">
            <text:p/>
          </draw:line>
          <draw:line draw:style-name="gr3" draw:text-style-name="P1" draw:layer="layout" svg:x1="14.627cm" svg:y1="4.248cm" svg:x2="14.415cm" svg:y2="3.775cm">
            <text:p/>
          </draw:line>
          <draw:line draw:style-name="gr3" draw:text-style-name="P1" draw:layer="layout" svg:x1="15.047cm" svg:y1="4.248cm" svg:x2="14.835cm" svg:y2="3.775cm">
            <text:p/>
          </draw:line>
          <draw:line draw:style-name="gr3" draw:text-style-name="P1" draw:layer="layout" svg:x1="15.042cm" svg:y1="4.224cm" svg:x2="15.143cm" svg:y2="3.992cm">
            <text:p/>
          </draw:line>
        </draw:g>
        <draw:g xml:id="id11" draw:id="id11">
          <draw:line draw:style-name="gr3" draw:text-style-name="P1" draw:layer="layout" svg:x1="11.026cm" svg:y1="7.131cm" svg:x2="10.794cm" svg:y2="7.03cm">
            <text:p/>
          </draw:line>
          <draw:line draw:style-name="gr3" draw:text-style-name="P1" draw:layer="layout" svg:x1="11.267cm" svg:y1="6.82cm" svg:x2="10.794cm" svg:y2="7.032cm">
            <text:p/>
          </draw:line>
          <draw:line draw:style-name="gr3" draw:text-style-name="P1" draw:layer="layout" svg:x1="11.294cm" svg:y1="6.406cm" svg:x2="10.821cm" svg:y2="6.194cm">
            <text:p/>
          </draw:line>
          <draw:line draw:style-name="gr3" draw:text-style-name="P1" draw:layer="layout" svg:x1="11.278cm" svg:y1="6.831cm" svg:x2="10.805cm" svg:y2="6.619cm">
            <text:p/>
          </draw:line>
          <draw:line draw:style-name="gr3" draw:text-style-name="P1" draw:layer="layout" svg:x1="11.291cm" svg:y1="6.397cm" svg:x2="10.818cm" svg:y2="6.609cm">
            <text:p/>
          </draw:line>
          <draw:line draw:style-name="gr3" draw:text-style-name="P1" draw:layer="layout" svg:x1="11.292cm" svg:y1="5.977cm" svg:x2="10.819cm" svg:y2="6.189cm">
            <text:p/>
          </draw:line>
          <draw:line draw:style-name="gr3" draw:text-style-name="P1" draw:layer="layout" svg:x1="11.268cm" svg:y1="5.981cm" svg:x2="11.036cm" svg:y2="5.88cm">
            <text:p/>
          </draw:line>
        </draw:g>
        <draw:frame draw:style-name="gr4" draw:text-style-name="P3" draw:layer="layout" svg:width="0.87cm" svg:height="0.729cm" svg:x="14.083cm" svg:y="3cm">
          <draw:text-box>
            <text:p><text:span text:style-name="T1">R</text:span><text:span text:style-name="T2">v</text:span></text:p>
          </draw:text-box>
        </draw:frame>
        <draw:frame draw:style-name="gr4" draw:text-style-name="P3" draw:layer="layout" svg:width="0.87cm" svg:height="0.729cm" svg:x="9.913cm" svg:y="6.14cm">
          <draw:text-box>
            <text:p><text:span text:style-name="T1">R</text:span><text:span text:style-name="T2">e</text:span></text:p>
          </draw:text-box>
        </draw:frame>
        <draw:frame draw:style-name="gr5" draw:text-style-name="P5" draw:layer="layout" svg:width="0.849cm" svg:height="0.729cm" svg:x="0.65cm" svg:y="3.14cm">
          <draw:text-box>
            <text:p text:style-name="P4"><text:span text:style-name="T3">v</text:span><text:span text:style-name="T2">i</text:span></text:p>
          </draw:text-box>
        </draw:frame>
        <draw:g xml:id="id1" draw:id="id1">
          <draw:line draw:style-name="gr6" draw:text-style-name="P1" draw:layer="layout" svg:x1="12.643cm" svg:y1="6.364cm" svg:x2="13.388cm" svg:y2="6.364cm">
            <text:p/>
          </draw:line>
          <draw:line draw:style-name="gr6" draw:text-style-name="P1" draw:layer="layout" svg:x1="12.643cm" svg:y1="6.364cm" svg:x2="13.388cm" svg:y2="6.364cm">
            <text:p/>
          </draw:line>
          <draw:line draw:style-name="gr6" draw:text-style-name="P1" draw:layer="layout" svg:x1="12.643cm" svg:y1="6.636cm" svg:x2="13.388cm" svg:y2="6.636cm">
            <text:p/>
          </draw:line>
          <draw:line draw:style-name="gr6" draw:text-style-name="P1" draw:layer="layout" svg:x1="13.01cm" svg:y1="7.004cm" svg:x2="13.016cm" svg:y2="6.634cm">
            <text:p/>
          </draw:line>
          <draw:line draw:style-name="gr6" draw:text-style-name="P1" draw:layer="layout" svg:x1="13.01cm" svg:y1="6.37cm" svg:x2="13.016cm" svg:y2="6cm">
            <text:p/>
          </draw:line>
        </draw:g>
        <draw:frame draw:style-name="gr7" draw:text-style-name="P6" draw:layer="layout" svg:width="0.723cm" svg:height="0.645cm" svg:x="13.413cm" svg:y="6.18cm">
          <draw:text-box>
            <text:p text:style-name="P4"><text:span text:style-name="T1">C</text:span></text:p>
          </draw:text-box>
        </draw:frame>
        <draw:frame draw:style-name="gr7" draw:text-style-name="P6" draw:layer="layout" svg:width="0.378cm" svg:height="0.645cm" svg:x="6.113cm" svg:y="5.8cm">
          <draw:text-box>
            <text:p text:style-name="P4"><text:span text:style-name="T1">2</text:span></text:p>
          </draw:text-box>
        </draw:frame>
        <draw:frame draw:style-name="gr7" draw:text-style-name="P6" draw:layer="layout" svg:width="0.378cm" svg:height="0.645cm" svg:x="7.913cm" svg:y="4.1cm">
          <draw:text-box>
            <text:p text:style-name="P4"><text:span text:style-name="T1">3</text:span></text:p>
          </draw:text-box>
        </draw:frame>
        <draw:frame draw:style-name="gr7" draw:text-style-name="P6" draw:layer="layout" svg:width="0.378cm" svg:height="0.645cm" svg:x="6.113cm" svg:y="1.5cm">
          <draw:text-box>
            <text:p text:style-name="P4"><text:span text:style-name="T1">1</text:span></text:p>
          </draw:text-box>
        </draw:frame>
        <draw:g>
          <draw:line draw:style-name="gr8" draw:text-style-name="P7" draw:layer="layout" svg:x1="9.5cm" svg:y1="9.602cm" svg:x2="8.533cm" svg:y2="9.602cm">
            <text:p/>
          </draw:line>
          <draw:line draw:style-name="gr8" draw:text-style-name="P7" draw:layer="layout" svg:x1="8.796cm" svg:y1="9.692cm" svg:x2="9.276cm" svg:y2="9.694cm">
            <text:p/>
          </draw:line>
          <draw:line draw:style-name="gr8" draw:text-style-name="P7" draw:layer="layout" svg:x1="8.926cm" svg:y1="9.77cm" svg:x2="9.157cm" svg:y2="9.771cm">
            <text:p/>
          </draw:line>
          <draw:line draw:style-name="gr8" draw:text-style-name="P7" xml:id="id21" draw:id="id21" draw:layer="layout" svg:x1="9.029cm" svg:y1="9.598cm" svg:x2="9.029cm" svg:y2="9.4cm">
            <text:p/>
          </draw:line>
        </draw:g>
        <draw:custom-shape draw:style-name="gr9" draw:text-style-name="P4" xml:id="id15" draw:id="id15" draw:layer="layout" svg:width="0.695cm" svg:height="0.68cm" draw:transform="rotate (-0.785398163397448) translate (5.007cm 2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17" draw:id="id17" draw:layer="layout" draw:type="line" svg:x1="5.009cm" svg:y1="2.517cm" svg:x2="5.501cm" svg:y2="3.007cm" svg:d="M5009 2517l492 490" svg:viewBox="0 0 493 491">
          <text:p/>
        </draw:connector>
        <draw:custom-shape draw:style-name="gr9" draw:text-style-name="P4" xml:id="id14" draw:id="id14" draw:layer="layout" svg:width="0.695cm" svg:height="0.68cm" draw:transform="rotate (-2.35619449019235) translate (5.504cm 4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4" draw:id="id4" draw:layer="layout" draw:type="line" svg:x1="5.503cm" svg:y1="4.995cm" svg:x2="5.008cm" svg:y2="5.488cm" svg:d="M5503 4995l-495 493" svg:viewBox="0 0 496 494">
          <text:p/>
        </draw:connector>
        <draw:custom-shape draw:style-name="gr9" draw:text-style-name="P4" xml:id="id13" draw:id="id13" draw:layer="layout" svg:width="0.695cm" svg:height="0.68cm" draw:transform="rotate (-0.785398163397448) translate (7.007cm 4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9" draw:id="id9" draw:layer="layout" draw:type="line" svg:x1="7.009cm" svg:y1="4.517cm" svg:x2="7.501cm" svg:y2="5.007cm" svg:d="M7009 4517l492 490" svg:viewBox="0 0 493 491">
          <text:p/>
        </draw:connector>
        <draw:custom-shape draw:style-name="gr9" draw:text-style-name="P4" xml:id="id19" draw:id="id19" draw:layer="layout" svg:width="0.695cm" svg:height="0.68cm" draw:transform="rotate (-2.35619449019235) translate (7.501cm 2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7" draw:id="id7" draw:layer="layout" draw:type="line" svg:x1="7.5cm" svg:y1="2.994cm" svg:x2="7.006cm" svg:y2="3.488cm" svg:d="M7500 2994l-494 494" svg:viewBox="0 0 495 495">
          <text:p/>
        </draw:connector>
        <draw:g xml:id="id6" draw:id="id6">
          <draw:custom-shape draw:style-name="gr9" draw:text-style-name="P4" draw:layer="layout" svg:width="0.695cm" svg:height="0.68cm" draw:transform="rotate (-1.5707963267949) translate (9.853cm 3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9.853cm" svg:y1="3.65cm" svg:x2="9.852cm" svg:y2="4.348cm" svg:d="M9853 3650l-1 698" svg:viewBox="0 0 2 699">
            <text:p/>
          </draw:connector>
        </draw:g>
        <draw:g xml:id="id10" draw:id="id10">
          <draw:custom-shape draw:style-name="gr9" draw:text-style-name="P4" draw:layer="layout" svg:width="0.695cm" svg:height="0.68cm" draw:transform="rotate (-3.14159265358979) translate (16.371cm 5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16.371cm" svg:y1="5.33cm" svg:x2="15.673cm" svg:y2="5.329cm" svg:d="M16371 5330l-698-1" svg:viewBox="0 0 699 2">
            <text:p/>
          </draw:connector>
        </draw:g>
        <draw:g xml:id="id20" draw:id="id20">
          <draw:custom-shape draw:style-name="gr9" draw:text-style-name="P4" draw:layer="layout" svg:width="0.695cm" svg:height="0.68cm" draw:transform="rotate (-3.14159265358979) translate (16.371cm 8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16.371cm" svg:y1="8.33cm" svg:x2="15.673cm" svg:y2="8.329cm" svg:d="M16371 8330l-698-1" svg:viewBox="0 0 699 2">
            <text:p/>
          </draw:connector>
        </draw:g>
        <draw:connector draw:style-name="gr11" draw:text-style-name="P4" xml:id="id3" draw:id="id3" draw:layer="layout" svg:x1="15.143cm" svg:y1="4cm" svg:x2="16.022cm" svg:y2="4.65cm" draw:start-shape="id8" draw:start-glue-point="1" draw:end-shape="id10" draw:end-glue-point="0" svg:d="M15143 4000h879v650" svg:viewBox="0 0 880 651">
          <text:p/>
        </draw:connector>
        <draw:connector draw:style-name="gr1" draw:text-style-name="P1" draw:layer="layout" draw:type="line" svg:x1="13.015cm" svg:y1="6cm" svg:x2="13.022cm" svg:y2="4.007cm" draw:start-shape="id1" draw:start-glue-point="0" svg:d="M13015 6000l7-1993" svg:viewBox="0 0 8 1994">
          <text:p/>
        </draw:connector>
        <draw:connector draw:style-name="gr1" draw:text-style-name="P1" draw:layer="layout" draw:type="line" svg:x1="11.044cm" svg:y1="5.88cm" svg:x2="11.034cm" svg:y2="3.999cm" draw:start-shape="id11" draw:start-glue-point="0" svg:d="M11044 5880l-10-1881" svg:viewBox="0 0 11 1882">
          <text:p/>
        </draw:connector>
        <draw:connector draw:style-name="gr1" draw:text-style-name="P1" draw:layer="layout" draw:type="line" svg:x1="6.017cm" svg:y1="6.002cm" svg:x2="6.772cm" svg:y2="5.24cm" draw:start-shape="id12" draw:start-glue-point="3" draw:end-shape="id13" draw:end-glue-point="7" svg:d="M6017 6002l755-762" svg:viewBox="0 0 756 763">
          <text:p/>
        </draw:connector>
        <draw:connector draw:style-name="gr1" draw:text-style-name="P1" xml:id="id16" draw:id="id16" draw:layer="layout" draw:type="line" svg:x1="4.778cm" svg:y1="4.757cm" svg:x2="4.016cm" svg:y2="4.002cm" draw:start-shape="id14" draw:start-glue-point="7" svg:d="M4778 4757l-762-755" svg:viewBox="0 0 763 756">
          <text:p/>
        </draw:connector>
        <draw:connector draw:style-name="gr1" draw:text-style-name="P1" draw:layer="layout" draw:type="line" svg:x1="4.772cm" svg:y1="3.24cm" svg:x2="4.016cm" svg:y2="4.002cm" draw:start-shape="id15" draw:start-glue-point="7" draw:end-shape="id16" draw:end-glue-point="3" svg:d="M4772 3240l-756 762" svg:viewBox="0 0 757 763">
          <text:p/>
        </draw:connector>
        <draw:connector draw:style-name="gr1" draw:text-style-name="P1" xml:id="id18" draw:id="id18" draw:layer="layout" draw:type="line" svg:x1="5.255cm" svg:y1="2.762cm" svg:x2="6.015cm" svg:y2="1.997cm" draw:start-shape="id17" draw:start-glue-point="0" svg:d="M5255 2762l760-765" svg:viewBox="0 0 761 766">
          <text:p/>
        </draw:connector>
        <draw:connector draw:style-name="gr1" draw:text-style-name="P1" draw:layer="layout" draw:type="line" svg:x1="6.015cm" svg:y1="1.997cm" svg:x2="6.775cm" svg:y2="2.757cm" draw:start-shape="id18" draw:start-glue-point="3" draw:end-shape="id19" draw:end-glue-point="7" svg:d="M6015 1997l760 760" svg:viewBox="0 0 761 761">
          <text:p/>
        </draw:connector>
        <draw:connector draw:style-name="gr11" draw:text-style-name="P4" draw:layer="layout" draw:line-skew="0.164cm -0.502cm" svg:x1="16.022cm" svg:y1="8.33cm" svg:x2="4.016cm" svg:y2="4.002cm" draw:start-shape="id20" draw:start-glue-point="2" draw:end-shape="id16" draw:end-glue-point="3" svg:d="M16022 8330v678h-13022v-5006h1016" svg:viewBox="0 0 13023 5007">
          <text:p/>
        </draw:connector>
        <draw:connector draw:style-name="gr1" draw:text-style-name="P1" draw:layer="layout" draw:type="line" svg:x1="11.044cm" svg:y1="7.131cm" svg:x2="11.027cm" svg:y2="9.015cm" draw:start-shape="id11" draw:start-glue-point="2" svg:d="M11044 7131l-17 1884" svg:viewBox="0 0 18 1885">
          <text:p/>
        </draw:connector>
        <draw:connector draw:style-name="gr1" draw:text-style-name="P1" draw:layer="layout" draw:type="line" svg:x1="9.029cm" svg:y1="9.4cm" svg:x2="9.029cm" svg:y2="9.016cm" draw:start-shape="id21" draw:start-glue-point="0" svg:d="M9029 9400v-384" svg:viewBox="0 0 1 385">
          <text:p/>
        </draw:connector>
        <draw:frame draw:style-name="gr7" draw:text-style-name="P6" draw:layer="layout" svg:width="0.378cm" svg:height="0.645cm" svg:x="10.789cm" svg:y="3.3cm">
          <draw:text-box>
            <text:p text:style-name="P4"><text:span text:style-name="T1">4</text:span></text:p>
          </draw:text-box>
        </draw:frame>
        <draw:frame draw:style-name="gr7" draw:text-style-name="P6" draw:layer="layout" svg:width="0.378cm" svg:height="0.645cm" svg:x="8.813cm" svg:y="8.4cm">
          <draw:text-box>
            <text:p text:style-name="P4"><text:span text:style-name="T1">0</text:span></text:p>
          </draw:text-box>
        </draw:frame>
        <draw:frame draw:style-name="gr7" draw:text-style-name="P6" draw:layer="layout" svg:width="0.314cm" svg:height="0.645cm" svg:x="15.863cm" svg:y="3.3cm">
          <draw:text-box>
            <text:p text:style-name="P4"><text:span text:style-name="T1">5</text:span></text:p>
          </draw:text-box>
        </draw:frame>
        <draw:frame draw:style-name="gr12" draw:text-style-name="P3" draw:layer="layout" svg:width="1.285cm" svg:height="0.729cm" svg:x="7.313cm" svg:y="9.37cm">
          <draw:text-box>
            <text:p><text:span text:style-name="T1">GND</text:span></text:p>
          </draw:text-box>
        </draw:frame>
        <draw:frame draw:style-name="gr13" draw:text-style-name="P3" draw:layer="layout" svg:width="1.069cm" svg:height="0.729cm" svg:x="15.483cm" svg:y="6.13cm">
          <draw:text-box>
            <text:p><text:span text:style-name="T1">x17</text:span></text:p>
          </draw:text-box>
        </draw:frame>
        <draw:frame draw:style-name="gr14" draw:text-style-name="P3" draw:layer="layout" svg:width="0.989cm" svg:height="0.729cm" draw:transform="rotate (1.5707963267949) translate (15.575cm 6.399cm)">
          <draw:text-box>
            <text:p><text:span text:style-name="T1">. . .</text:span></text:p>
          </draw:text-box>
        </draw:frame>
        <draw:frame draw:style-name="gr14" draw:text-style-name="P3" draw:layer="layout" svg:width="0.989cm" svg:height="0.729cm" draw:transform="rotate (1.5707963267949) translate (15.576cm 7.599cm)">
          <draw:text-box>
            <text:p><text:span text:style-name="T1">. . .</text:span></text:p>
          </draw:text-box>
        </draw:frame>
        <draw:frame draw:style-name="gr4" draw:text-style-name="P3" draw:layer="layout" svg:width="0.87cm" svg:height="0.729cm" svg:x="9.083cm" svg:y="3.001cm">
          <draw:text-box>
            <text:p><text:span text:style-name="T3">D</text:span><text:span text:style-name="T2">e</text:span></text:p>
          </draw:text-box>
        </draw:frame>
        <draw:frame draw:style-name="gr4" draw:text-style-name="P3" draw:layer="layout" svg:width="0.87cm" svg:height="0.729cm" svg:x="7.113cm" svg:y="2.1cm">
          <draw:text-box>
            <text:p><text:span text:style-name="T3">D</text:span><text:span text:style-name="T2">2</text:span></text:p>
          </draw:text-box>
        </draw:frame>
        <draw:frame draw:style-name="gr4" draw:text-style-name="P3" draw:layer="layout" svg:width="0.87cm" svg:height="0.729cm" svg:x="7.113cm" svg:y="5.1cm">
          <draw:text-box>
            <text:p><text:span text:style-name="T3">D</text:span><text:span text:style-name="T2">4</text:span></text:p>
          </draw:text-box>
        </draw:frame>
        <draw:frame draw:style-name="gr4" draw:text-style-name="P3" draw:layer="layout" svg:width="0.87cm" svg:height="0.729cm" svg:x="4.013cm" svg:y="2.1cm">
          <draw:text-box>
            <text:p><text:span text:style-name="T3">D</text:span><text:span text:style-name="T2">1</text:span></text:p>
          </draw:text-box>
        </draw:frame>
        <draw:frame draw:style-name="gr4" draw:text-style-name="P3" draw:layer="layout" svg:width="0.87cm" svg:height="0.729cm" svg:x="4.013cm" svg:y="5.1cm">
          <draw:text-box>
            <text:p><text:span text:style-name="T3">D</text:span><text:span text:style-name="T2">3</text:span></text:p>
          </draw:text-box>
        </draw:frame>
        <draw:custom-shape draw:style-name="gr9" draw:text-style-name="P4" draw:layer="layout" svg:width="0.15cm" svg:height="0.15cm" svg:x="17.443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5cm" svg:height="0.15cm" svg:x="17.44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line-skew="0.483cm" svg:x1="2cm" svg:y1="3.944cm" svg:x2="6.017cm" svg:y2="6.002cm" draw:start-shape="id22" draw:start-glue-point="8" draw:end-shape="id12" draw:end-glue-point="3" svg:d="M2000 3944v3055h4017v-997" svg:viewBox="0 0 4018 3056">
          <text:p/>
        </draw:connector>
        <draw:connector draw:style-name="gr11" draw:text-style-name="P4" draw:layer="layout" draw:line-skew="-0.458cm" svg:x1="2cm" svg:y1="3.044cm" svg:x2="6.015cm" svg:y2="1.997cm" draw:start-shape="id22" draw:start-glue-point="4" draw:end-shape="id18" draw:end-glue-point="3" svg:d="M2000 3044v-2019h4015v972" svg:viewBox="0 0 4016 20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6T20:18:10.872500919</dc:date>
    <meta:editing-duration>PT1H10M6S</meta:editing-duration>
    <meta:editing-cycles>14</meta:editing-cycles>
    <meta:generator>LibreOffice/6.4.7.2$Linux_X86_64 LibreOffice_project/40$Build-2</meta:generator>
    <meta:document-statistic meta:object-count="87"/>
  </office:meta>
</office:document-meta>
</file>